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a97" officeooo:paragraph-rsid="00194a97"/>
    </style:style>
    <style:style style:name="P2" style:family="paragraph" style:parent-style-name="Standard">
      <style:text-properties officeooo:rsid="001b8c01" officeooo:paragraph-rsid="001b8c01"/>
    </style:style>
    <style:style style:name="P3" style:family="paragraph" style:parent-style-name="Standard">
      <style:text-properties officeooo:rsid="001d870c" officeooo:paragraph-rsid="001d870c"/>
    </style:style>
    <style:style style:name="P4" style:family="paragraph" style:parent-style-name="Standard">
      <style:text-properties officeooo:rsid="0022b1b2" officeooo:paragraph-rsid="0022b1b2"/>
    </style:style>
    <style:style style:name="P5" style:family="paragraph" style:parent-style-name="Standard">
      <style:text-properties officeooo:rsid="001d870c" officeooo:paragraph-rsid="001d870c"/>
    </style:style>
    <style:style style:name="P6" style:family="paragraph" style:parent-style-name="Standard">
      <style:text-properties officeooo:rsid="002453c3" officeooo:paragraph-rsid="002453c3"/>
    </style:style>
    <style:style style:name="P7" style:family="paragraph" style:parent-style-name="Standard">
      <style:text-properties officeooo:rsid="002630b8" officeooo:paragraph-rsid="002630b8"/>
    </style:style>
    <style:style style:name="P8" style:family="paragraph" style:parent-style-name="Standard">
      <style:text-properties officeooo:rsid="0027b48e" officeooo:paragraph-rsid="0027b48e"/>
    </style:style>
    <style:style style:name="P9" style:family="paragraph" style:parent-style-name="Standard">
      <style:text-properties officeooo:rsid="002b1673" officeooo:paragraph-rsid="002c0e99"/>
    </style:style>
    <style:style style:name="P10" style:family="paragraph" style:parent-style-name="Standard">
      <style:text-properties officeooo:rsid="002c0e99" officeooo:paragraph-rsid="0030cb3e"/>
    </style:style>
    <style:style style:name="T1" style:family="text">
      <style:text-properties officeooo:rsid="001a5fb8"/>
    </style:style>
    <style:style style:name="T2" style:family="text">
      <style:text-properties officeooo:rsid="001b8c01"/>
    </style:style>
    <style:style style:name="T3" style:family="text">
      <style:text-properties officeooo:rsid="001be8b6"/>
    </style:style>
    <style:style style:name="T4" style:family="text">
      <style:text-properties officeooo:rsid="001d870c"/>
    </style:style>
    <style:style style:name="T5" style:family="text">
      <style:text-properties officeooo:rsid="001de7c2"/>
    </style:style>
    <style:style style:name="T6" style:family="text">
      <style:text-properties officeooo:rsid="0027b48e"/>
    </style:style>
    <style:style style:name="T7" style:family="text">
      <style:text-properties officeooo:rsid="00298677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2d7bfc"/>
    </style:style>
    <style:style style:name="T10" style:family="text">
      <style:text-properties style:font-name="Liberation Serif1" officeooo:rsid="00194a97"/>
    </style:style>
    <style:style style:name="T11" style:family="text">
      <style:text-properties style:text-position="sub 58%"/>
    </style:style>
    <style:style style:name="T12" style:family="text">
      <style:text-properties officeooo:rsid="002d4f87"/>
    </style:style>
    <style:style style:name="T13" style:family="text">
      <style:text-properties officeooo:rsid="002d7bfc"/>
    </style:style>
    <style:style style:name="T14" style:family="text">
      <style:text-properties officeooo:rsid="002f6fa4"/>
    </style:style>
    <style:style style:name="T15" style:family="text">
      <style:text-properties officeooo:rsid="0031a442"/>
    </style:style>
    <style:style style:name="T16" style:family="text">
      <style:text-properties officeooo:rsid="0031cc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r Conditioning System</text:p>
      <text:p text:style-name="Subtitle">Arduino IoT Final Project Assignment</text:p>
      <text:p text:style-name="P4"/>
      <text:p text:style-name="Standard">Author: Filip Kolev</text:p>
      <text:p text:style-name="P4"/>
      <text:h text:style-name="Heading_20_1" text:outline-level="1">Project Description</text:h>
      <text:p text:style-name="P9">The project represents an air conditioning system which can be controlled remotely. </text:p>
      <text:p text:style-name="P9"/>
      <text:p text:style-name="P9">Locally, there is a Genuino Uno board which reads the current temperature from a sensor and sends it to an ESP-<text:span text:style-name="T16">8266</text:span> chip to upload in Adafruit IO. The ESP chip reads two feeds from Adafruit – the requested temperature and whether the system is on or off. The local Genuino is responsible for maintaining a temperature close to the requested value <text:span text:style-name="T12">if the system is on </text:span>by turning on a motor (fan) to reduce the temperature or a heater to increase it (not implemented due to lack of hardware<text:span text:style-name="T12">)</text:span>. </text:p>
      <text:p text:style-name="P9"/>
      <text:p text:style-name="P10">On the remote side there is one Genuino Uno, one ESP chip, 6 LEDs, a piezo buzzer and an IR reader. The Genuino reads the IR sensor to determine the temperature the user has requested (this is done via a remote control). Th<text:span text:style-name="T13">e reading</text:span> is sent to the ESP to upload to Adafruit IO. A green LED is on when the system is turned on in Adafruit; attempting to use the system when it is off will produce a sound notification from the piezo buzzer. The other 5 LEDs are used to show the user the current temperature which she’s requesting – each LED represents a power of two to be added up; with 5 LEDs this means a 5-bit binary number for a range of 00000<text:span text:style-name="T11">2</text:span> – 11111<text:span text:style-name="T11">2</text:span> which translates to 0 – 31 degrees C<text:span text:style-name="T8">°. </text:span><text:span text:style-name="T9">The user uses an up and down buttons to increase/decrease the requested temperature and an OK button to confirm her choice (this causes the Genuino to send the reading to the ESP). </text:span><text:span text:style-name="T10">LEDs flash while user selects, then stay on when OK is pressed. </text:span><text:span text:style-name="T9">Trying to increase the temperature above the maximum of 31 or to decrease it below the minimum of 0 will cause a sound alert by the piezo buzzer.</text:span></text:p>
      <text:p text:style-name="P4"/>
      <text:p text:style-name="P1">Used hardware: 6 leds, Arduino, ESP-<text:span text:style-name="T16">8266</text:span>, heat and humidity sensor, motor, relay module, remote, IR <text:span text:style-name="T14">sensor</text:span>, piezo buzzer, <text:span text:style-name="T3">jumpers, ...</text:span>.</text:p>
      <text:p text:style-name="P1"/>
      <text:h text:style-name="Heading_20_1" text:outline-level="1">Communication protocol between <text:span text:style-name="T15">Genuino</text:span> and ESP-<text:span text:style-name="T15">8266</text:span></text:h>
      <text:h text:style-name="Heading_20_2" text:outline-level="2">Master <text:span text:style-name="T6">and </text:span>slave</text:h>
      <text:p text:style-name="P8">The Genuino Uno boards play the role of Master devices. Their role is to handle any condition which is <text:s/>not expected by the slave devices, e.g. receiving a message for an unknown recipient. <text:span text:style-name="T7">Anything that the slaves are not supposed to do (or don’t know how to do) is sent to the Master.</text:span></text:p>
      <text:p text:style-name="P7"/>
      <text:h text:style-name="Heading_20_2" text:outline-level="2">Message content</text:h>
      <text:p text:style-name="P2">bytes <text:span text:style-name="T5">(7+ required per message)</text:span>:</text:p>
      <text:p text:style-name="P3">0 – start symbol</text:p>
      <text:p text:style-name="P2"><text:soft-page-break/><text:span text:style-name="T4">1</text:span> – from (0 – Arduino, 1 – ESP, other – unknown)</text:p>
      <text:p text:style-name="P2"><text:span text:style-name="T4">2</text:span> – to (0 – Arduino, 2 – ESP, other – unknown)</text:p>
      <text:p text:style-name="P2"><text:span text:style-name="T4">3</text:span> – number of bytes to follow (data)</text:p>
      <text:p text:style-name="P2"><text:span text:style-name="T4">4</text:span>+ - data</text:p>
      <text:p text:style-name="P2">n-<text:span text:style-name="T4">2 – end symbol</text:span></text:p>
      <text:p text:style-name="P3">n-1 – checksum</text:p>
      <text:p text:style-name="P3"/>
      <text:h text:style-name="Heading_20_2" text:outline-level="2">Registering devices</text:h>
      <text:p text:style-name="P7">Each device keeps a list of devices it can communicate directly with. The registration process is a three-way handshake.</text:p>
      <text:p text:style-name="P3"/>
      <text:h text:style-name="Heading_20_2" text:outline-level="2">Handling of messages</text:h>
      <text:p text:style-name="P6">Messages not for the receiving device are forwarded – 1) to the recipient if the recipient is registered with the receiver; 2) to the master if it is not (“if unsure, let the boss figure it out”).</text:p>
      <text:p text:style-name="P6">Messages for the receiving device are handled by it. If the sender is not registered, an error is logged and the message data is disregarded (“only talk to your friends”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2:00:26.990782935</meta:creation-date>
    <meta:generator>LibreOffice/5.1.4.2$Linux_X86_64 LibreOffice_project/10m0$Build-2</meta:generator>
    <dc:date>2016-07-06T13:38:25.231619789</dc:date>
    <meta:editing-duration>PT1H24M6S</meta:editing-duration>
    <meta:editing-cycles>21</meta:editing-cycles>
    <meta:document-statistic meta:table-count="0" meta:image-count="0" meta:object-count="0" meta:page-count="2" meta:paragraph-count="25" meta:word-count="532" meta:character-count="3005" meta:non-whitespace-character-count="2478"/>
  </office:meta>
</office:document-meta>
</file>